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ature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65.26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SUM([.B7:.F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SUM([.B8:.F8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]/SUM([.B9:.F9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10]/SUM([.B10:.F10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1]/SUM([.B11:.F11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percentage" office:value="0.578600732600733" calcext:value-type="percentage">
            <text:p>57.86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u_mom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37.89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7]/SUM([.B17:.F17])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8]/SUM([.B18:.F18])"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9]/SUM([.B19:.F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0]/SUM([.B20:.F20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1]/SUM([.B21:.F21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7:.G21])" office:value-type="percentage" office:value="0.328285714285714" calcext:value-type="percentage">
            <text:p>32.83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49.47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7]/SUM([.B27:.F2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/SUM([.B28:.F28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SUM([.B29:.F29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0]/SUM([.B30:.F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1]/SUM([.B31:.F3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7:.G31])" office:value-type="percentage" office:value="0.310241758241758" calcext:value-type="percentage">
            <text:p>31.02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lassifier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0.6210526316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lda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0.6842105263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Score 0.6526315789</text:p>
          </table:table-cell>
          <table:covered-table-cell table:style-name="ce1"/>
          <table:covered-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</table:table-row>
      </table:table>
      <table:table table:name="all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Classifier: svm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4" table:number-rows-spanned="1">
            <text:p>Score 62.11%</text:p>
          </table:table-cell>
          <table:covered-table-cell table:number-columns-repeated="3" table:style-name="ce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lda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68.42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65.2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4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7]/SUM([.B37:.F37])" office:value-type="percentage" office:value="0.742857142857143" calcext:value-type="percentage">
            <text:p>74.2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]/SUM([.B38:.F38])" office:value-type="percentage" office:value="0.36" calcext:value-type="percentage">
            <text:p>3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/SUM([.B39:.F39])" office:value-type="percentage" office:value="0.230769230769231" calcext:value-type="percentage">
            <text:p>23.08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0]/SUM([.B40:.F40])" office:value-type="percentage" office:value="0.166666666666667" calcext:value-type="percentage">
            <text:p>16.67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41]/SUM([.B41:.F41])" office:value-type="percentage" office:value="0.1" calcext:value-type="percentage">
            <text:p>1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7:.G41])" office:value-type="percentage" office:value="0.320058608058608" calcext:value-type="percentage">
            <text:p>32.01%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lda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4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7]/SUM([.B47:.F47])" office:value-type="percentage" office:value="0.742857142857143" calcext:value-type="percentage">
            <text:p>74.2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8]/SUM([.B48:.F48])" office:value-type="percentage" office:value="0.36" calcext:value-type="percentage">
            <text:p>3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/SUM([.B49:.F49])" office:value-type="percentage" office:value="0.0769230769230769" calcext:value-type="percentage">
            <text:p>7.6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0]/SUM([.B50:.F50])" office:value-type="percentage" office:value="0.333333333333333" calcext:value-type="percentage">
            <text:p>33.33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51]/SUM([.B51:.F51])" office:value-type="percentage" office:value="0.1" calcext:value-type="percentage">
            <text:p>1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7:.G51])" office:value-type="percentage" office:value="0.322622710622711" calcext:value-type="percentage">
            <text:p>32.26%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knn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Feature extraction: histogram_of_oriented_gradients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9.4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7]/SUM([.B57:.F57])" office:value-type="percentage" office:value="0.914285714285714" calcext:value-type="percentage">
            <text:p>91.43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8]/SUM([.B58:.F58])" office:value-type="percentage" office:value="0.56" calcext:value-type="percentage">
            <text:p>5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/SUM([.B59:.F59])" office:value-type="percentage" office:value="0.0769230769230769" calcext:value-type="percentage">
            <text:p>7.6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0]/SUM([.B60:.F60])" office:value-type="percentage" office:value="0" calcext:value-type="percentage">
            <text:p>0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1]/SUM([.B61:.F61])" office:value-type="percentage" office:value="0" calcext:value-type="percentage">
            <text:p>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7:.G61])" office:value-type="percentage" office:value="0.310241758241758" calcext:value-type="percentage">
            <text:p>31.02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Classifier: sv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4.21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8]/SUM([.B68:.F68])" office:value-type="percentage" office:value="0.8" calcext:value-type="percentage">
            <text:p>8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9]/SUM([.B69:.F69])"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0]/SUM([.B70:.F7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1]/SUM([.B71:.F7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72]/SUM([.B72:.F72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8:.G72])" office:value-type="percentage" office:value="0.332" calcext:value-type="percentage">
            <text:p>33.20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lda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1.05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8]/SUM([.B78:.F78])" office:value-type="percentage" office:value="0.714285714285714" calcext:value-type="percentage">
            <text:p>71.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9]/SUM([.B79:.F79])" office:value-type="percentage" office:value="0.28" calcext:value-type="percentage">
            <text:p>28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/SUM([.B80:.F8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1]/SUM([.B81:.F81])" office:value-type="percentage" office:value="0.0833333333333333" calcext:value-type="percentage">
            <text:p>8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82]/SUM([.B82:.F82])" office:value-type="percentage" office:value="0.6" calcext:value-type="percentage">
            <text:p>6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8:.G82])" office:value-type="percentage" office:value="0.33552380952381" calcext:value-type="percentage">
            <text:p>33.55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Classifier: knn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37.89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8]/SUM([.B88:.F88])" office:value-type="percentage" office:value="0.571428571428571" calcext:value-type="percentage">
            <text:p>57.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9]/SUM([.B89:.F89])" office:value-type="percentage" office:value="0.32" calcext:value-type="percentage">
            <text:p>32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/SUM([.B90:.F9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1]/SUM([.B91:.F91])" office:value-type="percentage" office:value="0.25" calcext:value-type="percentage">
            <text:p>25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92]/SUM([.B92:.F92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88:.G92])" office:value-type="percentage" office:value="0.328285714285714" calcext:value-type="percentage">
            <text:p>32.83%</text:p>
          </table:table-cell>
          <table:table-cell table:number-columns-repeated="8"/>
        </table:table-row>
      </table:table>
      <table:table table:name="fusion_all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borda</text:p>
          </table:table-cell>
          <table:covered-table-cell table:number-columns-repeated="2"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Score: 53.68%</text:p>
          </table:table-cell>
          <table:covered-table-cell/>
          <table:covered-table-cell table:style-name="ce2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/SUM([.B5:.F5])" office:value-type="percentage" office:value="0.971428571428571" calcext:value-type="percentage">
            <text:p>9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SUM([.B7:.F7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/SUM([.B9:.F9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:.G9])" office:value-type="percentage" office:value="0.379003663003663" calcext:value-type="percentage">
            <text:p>37.90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su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core: 6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4]/SUM([.B14:.F14])" office:value-type="percentage" office:value="0.942857142857143" calcext:value-type="percentage">
            <text:p>94.29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/SUM([.B15:.F15])" office:value-type="percentage" office:value="0.68" calcext:value-type="percentage">
            <text:p>6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153846153846154" calcext:value-type="percentage">
            <text:p>15.38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4:.G18])" office:value-type="percentage" office:value="0.568673992673993" calcext:value-type="percentage">
            <text:p>56.87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Score: 6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/SUM([.B23:.F23])" office:value-type="percentage" office:value="0.828571428571429" calcext:value-type="percentage">
            <text:p>82.86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3:.G27])" office:value-type="percentage" office:value="0.582739926739927" calcext:value-type="percentage">
            <text:p>58.27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core: 4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/SUM([.B33:.F33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4]/SUM([.B34:.F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6]/SUM([.B36:.F36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2:.G36])" office:value-type="percentage" office:value="0.315142857142857" calcext:value-type="percentage">
            <text:p>31.51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produc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core: 4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1]/SUM([.B41:.F41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2]/SUM([.B42:.F42])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3]/SUM([.B43:.F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45]/SUM([.B45:.F4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1:.G45])" office:value-type="percentage" office:value="0.312857142857143" calcext:value-type="percentage">
            <text:p>31.29%</text:p>
          </table:table-cell>
        </table:table-row>
      </table:table>
      <table:table table:name="fusion_color_and_hu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borda</text:p>
          </table:table-cell>
          <table:covered-table-cell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Score 54.74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/SUM([.B5:.F5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]/SUM([.B7:.F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416666666666667" calcext:value-type="percentage">
            <text:p>41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9]/SUM([.B9:.F9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:.G9])" office:value-type="percentage" office:value="0.422190476190476" calcext:value-type="percentage">
            <text:p>42.22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sum</text:p>
          </table:table-cell>
          <table:covered-table-cell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67.37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/SUM([.B14:.F14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/SUM([.B15:.F15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4:.G18])" office:value-type="percentage" office:value="0.610168498168498" calcext:value-type="percentage">
            <text:p>61.02%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ax</text:p>
          </table:table-cell>
          <table:covered-table-cell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68.42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]/SUM([.B23:.F23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3:.G27])" office:value-type="percentage" office:value="0.627838827838828" calcext:value-type="percentage">
            <text:p>62.78%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in</text:p>
          </table:table-cell>
          <table:covered-table-cell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Score 52.63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]/SUM([.B33:.F33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/SUM([.B34:.F34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6]/SUM([.B36:.F36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2:.G36])" office:value-type="percentage" office:value="0.442336996336996" calcext:value-type="percentage">
            <text:p>44.23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product</text:p>
          </table:table-cell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52.63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1]/SUM([.B41:.F41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2]/SUM([.B42:.F42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]/SUM([.B43:.F43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45]/SUM([.B45:.F45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1:.G45])" office:value-type="percentage" office:value="0.440051282051282" calcext:value-type="percentage">
            <text:p>44.01%</text:p>
          </table:table-cell>
        </table:table-row>
      </table:table>
      <table:table table:name="Sheet6" table:style-name="ta1">
        <table:table-column table:style-name="co1" table:number-columns-repeated="10" table:default-cell-style-name="Default"/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E11]/SUM([.E11:.I11])" office:value-type="percentage" office:value="0.885714285714286" calcext:value-type="percentage">
            <text:p>88.57%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F12]/SUM([.E12:.I12])" office:value-type="percentage" office:value="0.6" calcext:value-type="percentage">
            <text:p>60.00%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13]/SUM([.E13:.I13])" office:value-type="percentage" office:value="0.230769230769231" calcext:value-type="percentage">
            <text:p>23.08%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table:formula="of:=[.H14]/SUM([.E14:.I14])" office:value-type="percentage" office:value="0.583333333333333" calcext:value-type="percentage">
            <text:p>58.33%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formula="of:=[.I15]/SUM([.E15:.I15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9"/>
          <table:table-cell table:style-name="ce2" table:formula="of:=AVERAGE([.J11:.J15])" office:value-type="percentage" office:value="0.51996336996337" calcext:value-type="percentage">
            <text:p>52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6:41:31.717364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01:13.400166605</meta:creation-date>
    <dc:date>2016-06-15T17:13:15.846641868</dc:date>
    <meta:editing-duration>PT2H51M8S</meta:editing-duration>
    <meta:editing-cycles>7</meta:editing-cycles>
    <meta:generator>LibreOffice/4.2.8.2$Linux_X86_64 LibreOffice_project/420m0$Build-2</meta:generator>
    <meta:document-statistic meta:table-count="6" meta:cell-count="1171" meta:object-count="0"/>
  </office:meta>
</office:document-meta>
</file>